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3.44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 style:list-style-name="L2">
      <style:graphic-properties draw:fill-color="#ffffff" fo:min-height="7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subtitle">
      <style:graphic-properties draw:fill-color="#ffffff" fo:min-height="8.461cm"/>
    </style:style>
    <style:style style:name="pr7" style:family="presentation" style:parent-style-name="Default-subtitle">
      <style:graphic-properties draw:fill-color="#ffffff" fo:min-height="13.609cm"/>
    </style:style>
    <style:style style:name="pr8" style:family="presentation" style:parent-style-name="Default-subtitle" style:list-style-name="L2">
      <style:graphic-properties draw:fill-color="#ffffff" fo:min-height="12.87cm"/>
    </style:style>
    <style:style style:name="pr9" style:family="presentation" style:parent-style-name="Default-subtitle">
      <style:graphic-properties draw:fill-color="#ffffff" fo:min-height="10.461cm"/>
    </style:style>
    <style:style style:name="P1" style:family="paragraph">
      <style:paragraph-properties fo:text-align="end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6pt" style:font-size-asian="26pt" style:font-size-complex="2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font-size="22pt" style:font-size-asian="22pt" style:font-size-complex="22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paragraph-properties fo:margin-top="0.42cm" fo:margin-bottom="0.35cm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fo:font-style="italic" style:font-size-asian="36pt" style:font-style-asian="italic" style:font-size-complex="36pt" style:font-style-complex="italic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8.046cm" svg:x="1.4cm" svg:y="5.867cm" presentation:class="title" presentation:user-transformed="true">
          <draw:text-box>
            <text:p>Working Remotely <text:line-break/>&amp; <text:line-break/>Synchronously<text:line-break/><text:line-break/><text:span text:style-name="T1">(How to work when it snows...)</text:span></text:p>
          </draw:text-box>
        </draw:frame>
        <draw:frame presentation:style-name="pr2" draw:text-style-name="P1" draw:layer="layout" svg:width="25.199cm" svg:height="3.448cm" svg:x="1.4cm" svg:y="16.5cm" presentation:class="subtitle" presentation:user-transformed="true">
          <draw:text-box>
            <text:p text:style-name="P1">Michael Hull </text:p>
            <text:p text:style-name="P1">Nov 2010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3.256cm" svg:x="1.4cm" svg:y="0.962cm" presentation:class="title">
          <draw:text-box>
            <text:p><text:span text:style-name="T2">Motivation: Working Remotely</text:span></text:p>
          </draw:text-box>
        </draw:frame>
        <draw:frame presentation:style-name="pr4" draw:text-style-name="P4" draw:layer="layout" svg:width="20.599cm" svg:height="7.176cm" svg:x="2.901cm" svg:y="11.112cm" presentation:class="subtitle" presentation:user-transformed="true">
          <draw:text-box>
            <text:list text:style-name="L2">
              <text:list-header>
                <text:p text:style-name="P3"><text:span text:style-name="T3">Why:</text:span></text:p>
                <text:list>
                  <text:list-item>
                    <text:p text:style-name="P3"><text:span text:style-name="T3">Working in external lab (eg wet lab)</text:span></text:p>
                  </text:list-item>
                  <text:list-item>
                    <text:p text:style-name="P3"><text:span text:style-name="T3">Conferences</text:span></text:p>
                  </text:list-item>
                  <text:list-item>
                    <text:p text:style-name="P3"><text:span text:style-name="T3">Working from home</text:span></text:p>
                  </text:list-item>
                </text:list>
                <text:p text:style-name="P3"><text:span text:style-name="T3"/></text:p>
                <text:list>
                  <text:list-item>
                    <text:p text:style-name="P3"><text:span text:style-name="T3">Self-managed machine</text:span></text:p>
                  </text:list-item>
                  <text:list-item>
                    <text:p text:style-name="P3"><text:span text:style-name="T3">Laptop</text:span></text:p>
                  </text:list-item>
                </text:list>
              </text:list-header>
            </text:list>
          </draw:text-box>
        </draw:frame>
        <draw:frame draw:style-name="gr2" draw:text-style-name="P5" draw:layer="layout" svg:width="22cm" svg:height="4.351cm" svg:x="3.1cm" svg:y="6.2cm">
          <draw:text-box>
            <text:p><text:span text:style-name="T3">Remote access to:</text:span></text:p>
            <text:list text:style-name="L2">
              <text:list-item>
                <text:list>
                  <text:list-item>
                    <text:p><text:span text:style-name="T3">Dice/afs filesystem</text:span></text:p>
                  </text:list-item>
                  <text:list-item>
                    <text:p><text:span text:style-name="T3">Internal Resources, eg internal websites, svn</text:span></text:p>
                  </text:list-item>
                  <text:list-item>
                    <text:p><text:span text:style-name="T3">Access to journ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2">Motivation: Keeping things Synchronised</text:span></text:p>
          </draw:text-box>
        </draw:frame>
        <draw:frame presentation:style-name="pr6" draw:layer="layout" svg:width="25.199cm" svg:height="8.461cm" svg:x="1.5cm" svg:y="5.5cm" presentation:class="sub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3">When using multiple computers: </text:p>
                            <text:p text:style-name="P3"/>
                          </text:list-header>
                        </text:list>
                      </text:list-item>
                    </text:list>
                  </text:list-item>
                  <text:list-item>
                    <text:p text:style-name="P3">How do you ensure you are working on the latest version of files?</text:p>
                  </text:list-item>
                  <text:list-item>
                    <text:p text:style-name="P3">Copying settings between comput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6" draw:layer="layout" svg:width="25.199cm" svg:height="3.256cm" svg:x="1.4cm" svg:y="0.962cm" presentation:class="title" presentation:user-transformed="true">
          <draw:text-box>
            <text:p><text:span text:style-name="T4">Aside: Dice vs Self Managed</text:span></text:p>
          </draw:text-box>
        </draw:frame>
        <draw:frame presentation:style-name="pr7" draw:layer="layout" svg:width="25.199cm" svg:height="13.609cm" svg:x="1.4cm" svg:y="5.039cm" presentation:class="subtitle">
          <draw:text-box>
            <text:p>You have the option of running either DICE, or converting to self-managed.</text:p>
            <text:p/>
            <text:p>Cons:</text:p>
            <text:p>printing, afs, backups, support</text:p>
            <text:p>Pros:</text:p>
            <text:p>control over software</text:p>
            <text:p/>
            <text:p>If you convert to self-manaaged, you will need these techniques to access your afs-filespace.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Remote access</text:p>
          </draw:text-box>
        </draw:frame>
        <draw:frame draw:style-name="gr3" draw:layer="layout" svg:width="26cm" svg:height="7cm" svg:x="1.5cm" svg:y="5cm">
          <draw:text-box>
            <text:p>Connecting from outside:</text:p>
            <text:list text:style-name="L1">
              <text:list-item>
                <text:list>
                  <text:list-item>
                    <text:p>SSH</text:p>
                  </text:list-item>
                  <text:list-item>
                    <text:p>VPN</text:p>
                  </text:list-item>
                  <text:list-item>
                    <text:p>AFS</text:p>
                  </text:list-item>
                </text:list>
                <text:p/>
                <text:p>Connecting internally:</text:p>
                <text:list>
                  <text:list-item>
                    <text:p>Remote Desktop-ing with VN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ecure-Shell: SSH</text:p>
          </draw:text-box>
        </draw:frame>
        <draw:frame presentation:style-name="pr8" draw:text-style-name="P8" draw:layer="layout" svg:width="25.199cm" svg:height="12.87cm" svg:x="1.4cm" svg:y="4.1cm" presentation:class="subtitle" presentation:user-transformed="true">
          <draw:text-box>
            <text:list text:style-name="L2">
              <text:list-item>
                <text:p text:style-name="P3"><text:span text:style-name="T5">SSH is a very powerful (commandline) tool. </text:span></text:p>
                <text:p text:style-name="P3"><text:span text:style-name="T5"/></text:p>
              </text:list-item>
              <text:list-item>
                <text:p text:style-name="P3"><text:span text:style-name="T5">SSH gives you a 'terminal' to a remote machine, as if you were sitting in front of it.</text:span></text:p>
                <text:p text:style-name="P3"><text:span text:style-name="T5"/></text:p>
                <text:p text:style-name="P3"><text:span text:style-name="T5">ssh username@hostname </text:span></text:p>
                <text:p text:style-name="P3"><text:span text:style-name="T5"/></text:p>
              </text:list-item>
              <text:list-item>
                <text:p text:style-name="P3"><text:span text:style-name="T5">Clients for Linux (usually built-in), Mac (built-in), Windows (Putty[1]) </text:span></text:p>
                <text:p text:style-name="P3"><text:span text:style-name="T5"/></text:p>
              </text:list-item>
              <text:list-item>
                <text:p text:style-name="P3"><text:span text:style-name="T5">The informatics ssh-login server is:</text:span></text:p>
                <text:p text:style-name="P3"><text:span text:style-name="T5"/></text:p>
                <text:p text:style-name="P7"><text:span text:style-name="T5">ssh.inf.ed.ac.uk</text:span></text:p>
                <text:p text:style-name="P3"><text:span text:style-name="T5"/></text:p>
              </text:list-item>
            </text:list>
            <text:list text:style-name="L1">
              <text:list-item>
                <text:p><text:span text:style-name="T5">But note that it does not respond to pings.</text:span></text:p>
              </text:list-item>
            </text:list>
          </draw:text-box>
        </draw:frame>
        <draw:frame draw:style-name="gr4" draw:text-style-name="P9" draw:layer="layout" svg:width="26.579cm" svg:height="1.119cm" svg:x="1.5cm" svg:y="18.5cm">
          <draw:text-box>
            <text:p><text:span text:style-name="T5">[1] Putty Available from: http://www.chiark.greenend.org.uk/~sgtatham/putty/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Informatics ssh</text:p>
          </draw:text-box>
        </draw:frame>
        <draw:frame presentation:style-name="pr9" draw:text-style-name="P5" draw:layer="layout" svg:width="25.199cm" svg:height="11.276cm" svg:x="1.4cm" svg:y="4.632cm" presentation:class="subtitle" presentation:user-transformed="true">
          <draw:text-box>
            <text:p><text:span text:style-name="T3">From outside:</text:span></text:p>
            <text:p><text:span text:style-name="T3">ssh </text:span><text:span text:style-name="T3"><text:a xlink:href="mailto:s0897465@ssh.inf.ed.ac.uk">s0897465@ssh.inf.ed.ac.uk</text:a></text:span></text:p>
            <text:p><text:span text:style-name="T3"/></text:p>
            <text:p><text:span text:style-name="T3">Logging into compute servers (from inside the network)</text:span></text:p>
            <text:p><text:span text:style-name="T3"/></text:p>
            <text:p><text:span text:style-name="T6">Informatics Student Compute Server:</text:span></text:p>
            <text:p><text:span text:style-name="T3">ssh </text:span><text:span text:style-name="T3"><text:a xlink:href="mailto:s0897465@student.compute">s0897465@student.compute</text:a></text:span></text:p>
            <text:p><text:span text:style-name="T3"/></text:p>
            <text:p><text:span text:style-name="T6">DTC Server:</text:span></text:p>
            <text:p><text:span text:style-name="T3">ssh </text:span><text:span text:style-name="T3"><text:a xlink:href="mailto:s0897465@jupiter1">s0897465@jupiter1</text:a>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X Forwarding</text:p>
          </draw:text-box>
        </draw:frame>
        <draw:frame presentation:style-name="pr7" draw:layer="layout" svg:width="25.199cm" svg:height="15.193cm" svg:x="1.4cm" svg:y="4.247cm" presentation:class="subtitle" presentation:user-transformed="true">
          <draw:text-box>
            <text:list text:style-name="L2">
              <text:list-item>
                <text:p>The switch -X enables 'X-forwarding'</text:p>
                <text:p/>
              </text:list-item>
              <text:list-item>
                <text:p>This allows you to run graphical program on another computer, and have the gui forwarded to you computer.</text:p>
                <text:p/>
                <text:p text:style-name="P3">ssh -X <text:a xlink:href="mailto:s0897465@jupiter1">s0897465@jupiter1</text:a></text:p>
                <text:p text:style-name="P3">gedit </text:p>
                <text:p text:style-name="P3"/>
              </text:list-item>
            </text:list>
            <text:list text:style-name="L1">
              <text:list-header>
                <text:p/>
                <text:p>[if -X does not work, often -Y will work. -Y is better, but not all servers support it.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Copying Files</text:p>
          </draw:text-box>
        </draw:frame>
        <draw:frame presentation:style-name="pr7" draw:text-style-name="P5" draw:layer="layout" svg:width="25.199cm" svg:height="13.609cm" svg:x="1.4cm" svg:y="5.039cm" presentation:class="subtitle">
          <draw:text-box>
            <text:p><text:span text:style-name="T3">scp user@srchost:filename user@dsthost:filename</text:span></text:p>
            <text:p><text:span text:style-name="T3"/></text:p>
            <text:p><text:span text:style-name="T3">scp allows you to copy files from one computer to another. srcHost: and dstHost: are optional if it is the local machine.</text:span></text:p>
            <text:p><text:span text:style-name="T3"/></text:p>
            <text:p><text:span text:style-name="T3">scp s0897465@ssh.inf.ed.ac.uk:myFile.pdf .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Aliases &amp; Public Keys</text:p>
          </draw:text-box>
        </draw:frame>
        <draw:frame presentation:style-name="pr7" draw:layer="layout" svg:width="25.199cm" svg:height="13.609cm" svg:x="1.4cm" svg:y="5.04cm" presentation:class="subtitle" presentation:user-transformed="true">
          <draw:text-box>
            <text:list text:style-name="L2">
              <text:list-item>
                <text:p><text:span text:style-name="T7">Avoid having to specify a username &amp; long hostname each time: create a ~/.ssh/config</text:span></text:p>
                <text:p/>
                <text:p text:style-name="P3"><text:span text:style-name="T8">host bristol</text:span></text:p>
                <text:p text:style-name="P3"><text:span text:style-name="T8">user ktls0867</text:span></text:p>
                <text:p text:style-name="P3"><text:span text:style-name="T8">hostname someserver.bristol.ac.uk</text:span></text:p>
                <text:p text:style-name="P3"><text:span text:style-name="T8"/></text:p>
                <text:p text:style-name="P3"><text:span text:style-name="T8">ssh bristol</text:span></text:p>
                <text:p/>
              </text:list-item>
              <text:list-item>
                <text:p><text:span text:style-name="T7">To avoid having to type in a password in: distribute your public key. [1] (This works with informatics, but see[2])</text:span></text:p>
                <text:p/>
                <text:p/>
              </text:list-item>
            </text:list>
          </draw:text-box>
        </draw:frame>
        <draw:frame draw:style-name="gr4" draw:layer="layout" svg:width="21.13cm" svg:height="1.673cm" svg:x="2.664cm" svg:y="17.292cm">
          <draw:text-box>
            <text:list text:style-name="L1">
              <text:list-header>
                <text:p>[1] <text:a xlink:href="http://www.eng.cam.ac.uk/help/jpmg/ssh/authorized_keys_howto.html">http://www.eng.cam.ac.uk/help/jpmg/ssh/authorized_keys_howto.html</text:a></text:p>
                <text:p>[2] https://wiki.inf.ed.ac.uk/DICE/AFSProblemsSolution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Persistent Remote Jobs</text:p>
          </draw:text-box>
        </draw:frame>
        <draw:frame presentation:style-name="pr7" draw:layer="layout" svg:width="25.199cm" svg:height="13.609cm" svg:x="1.4cm" svg:y="5.039cm" presentation:class="subtitle">
          <draw:text-box>
            <text:p><text:span text:style-name="T9">screen</text:span><text:span text:style-name="T3"> effectively 'dettaches' the shell from the terminal, which allows you to log in, start jobs, log out, log back in and re-open the shell that you started the jobs in.</text:span></text:p>
            <text:p/>
            <text:p/>
            <text:p><text:span text:style-name="T9">nohup</text:span><text:span text:style-name="T3"> allows you to start processes, which will continue to run even when the shell session closes.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SH Port Forwarding</text:p>
          </draw:text-box>
        </draw:frame>
        <draw:frame presentation:style-name="pr7" draw:text-style-name="P11" draw:layer="layout" svg:width="25.199cm" svg:height="13.609cm" svg:x="1.4cm" svg:y="4.538cm" presentation:class="subtitle" presentation:user-transformed="true">
          <draw:text-box>
            <text:p><text:span text:style-name="T10">Route your internet traffic over another computer, i.e. browse the internet as if you are using that computer.</text:span></text:p>
            <text:p><text:span text:style-name="T10"/></text:p>
            <text:p><text:span text:style-name="T10">1: Configure firefox to use host: localhosts, port:7777 as the SOCKS(5) proxy (leave the others blank). [Preferences-&gt;Advanced-&gt;Network-&gt; Settings-&gt;Manual Proxy]</text:span></text:p>
            <text:p><text:span text:style-name="T10"/></text:p>
            <text:p><text:span text:style-name="T10">2: Setup the port-forwarding:</text:span></text:p>
            <text:p text:style-name="P10"><text:span text:style-name="T10">ssh -D 7777 username@server</text:span></text:p>
            <text:p><text:span text:style-name="T10"/></text:p>
            <text:p><text:span text:style-name="T10">This will let you read journals as if you are inside the uni network</text:span></text:p>
            <text:p><text:span text:style-name="T10">(Also possible to do with PUTTY)</text:span></text:p>
          </draw:text-box>
        </draw:frame>
        <draw:frame draw:style-name="gr4" draw:text-style-name="P12" draw:layer="layout" svg:width="25.69cm" svg:height="0.839cm" svg:x="1.5cm" svg:y="19cm">
          <draw:text-box>
            <text:p><text:span text:style-name="T11">http://www.devdaily.com/unix/edu/putty-ssh-tunnel-firefox-socks-proxy/1-putty-ssh-tunnel-introduction.shtm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VPN</text:p>
          </draw:text-box>
        </draw:frame>
        <draw:frame presentation:style-name="pr7" draw:text-style-name="P13" draw:layer="layout" svg:width="26.1cm" svg:height="13.609cm" svg:x="1.4cm" svg:y="5.039cm" presentation:class="subtitle" presentation:user-transformed="true">
          <draw:text-box>
            <text:p><text:span text:style-name="T7">Make a connection to the informatics network from outside, so it appears that you are connected internally.</text:span></text:p>
            <text:p><text:span text:style-name="T7"/></text:p>
            <text:p><text:span text:style-name="T7">Clients for Windows,Linux,Mac, </text:span></text:p>
            <text:p><text:span text:style-name="T7"/></text:p>
            <text:p><text:span text:style-name="T7">Documentation:</text:span></text:p>
            <text:p><text:span text:style-name="T7"><text:a xlink:href="http://www.inf.ed.ac.uk/systems/network/OpenVPN/">http://www.inf.ed.ac.uk/systems/network/OpenVPN/</text:a>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Mounting AFS</text:p>
          </draw:text-box>
        </draw:frame>
        <draw:frame presentation:style-name="pr7" draw:layer="layout" svg:width="25.199cm" svg:height="13.609cm" svg:x="1.4cm" svg:y="5.039cm" presentation:class="subtitle">
          <draw:text-box>
            <text:p>It should be possible to connect to your afs filespace from anywhere</text:p>
            <text:p/>
            <text:p>Instructions for Linux, Mac, Windows:</text:p>
            <text:p/>
            <text:p><text:span text:style-name="T7"><text:a xlink:href="https://wiki.inf.ed.ac.uk/DICE/OpenAFSPilot">https://wiki.inf.ed.ac.uk/DICE/OpenAFSPilot</text:a></text:span></text:p>
            <text:p><text:span text:style-name="T7">https://wiki.inf.ed.ac.uk/DICE/AFSInstallationNotes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VNC </text:p>
          </draw:text-box>
        </draw:frame>
        <draw:frame presentation:style-name="pr7" draw:text-style-name="P11" draw:layer="layout" svg:width="25.199cm" svg:height="16.287cm" svg:x="1.4cm" svg:y="4.001cm" presentation:class="subtitle" presentation:user-transformed="true">
          <draw:text-box>
            <text:p><text:span text:style-name="T10">It is possible to setup remote desktop-ing using VNC :</text:span></text:p>
            <text:p><text:span text:style-name="T10"/></text:p>
            <text:p><text:span text:style-name="T10">S1: Connect to the host which will act as the server over ssh.</text:span></text:p>
            <text:p><text:span text:style-name="T10">ssh s0897465@student.compute</text:span></text:p>
            <text:p><text:span text:style-name="T10">S2: Setup your VNC password</text:span></text:p>
            <text:p><text:span text:style-name="T10">vncpasswd</text:span></text:p>
            <text:p><text:span text:style-name="T10">S3: Launch the VNC Server:</text:span></text:p>
            <text:p><text:span text:style-name="T12">vncserver</text:span></text:p>
            <text:p><text:span text:style-name="T12"/></text:p>
            <text:p><text:span text:style-name="T13">“</text:span><text:span text:style-name="T13">New 'charlotte.inf.ed.ac.uk:1 (s0897465)' desktop is charlotte.inf.ed.ac.uk:1</text:span></text:p>
            <text:p><text:span text:style-name="T13"/></text:p>
            <text:p><text:span text:style-name="T10">S4: Log out of server (vnc server will still be running)</text:span></text:p>
            <text:p><text:span text:style-name="T13"/></text:p>
            <text:p><text:span text:style-name="T10">C1: Connect to the server:</text:span></text:p>
            <text:p><text:span text:style-name="T10">vncviewer student.compute:1</text:span></text:p>
            <text:p><text:span text:style-name="T10"/></text:p>
            <text:p><text:span text:style-name="T14">Warning, this is not secure, it should only be used on trusted networks (e.g. within informatics). If you are worried about security, this can be tunneled over ssh. See for example:</text:span></text:p>
            <text:p><text:span text:style-name="T14">http://www.cl.cam.ac.uk/research/dtg/attarchive/vnc/sshvnc.htm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ynchronising Data</text:p>
          </draw:text-box>
        </draw:frame>
        <draw:frame presentation:style-name="pr7" draw:layer="layout" svg:width="25.199cm" svg:height="13.609cm" svg:x="1.5cm" svg:y="4.891cm" presentation:class="subtitle" presentation:user-transformed="true">
          <draw:text-box>
            <text:p text:style-name="P3">Tools we have found to be useful:</text:p>
            <text:p text:style-name="P3"><text:span text:style-name="T15"/></text:p>
            <text:p text:style-name="P3"><text:span text:style-name="T15">DropBox:</text:span></text:p>
            <text:p text:style-name="P3"><text:span text:style-name="T7">2GB of storage space on a server. An application is installed on each client; keeping a certain directory in sync with the server, so all computers always have the same, up-to-date files. </text:span></text:p>
            <text:p text:style-name="P3"><text:span text:style-name="T7">Pro's: Just works. Cross Platform, Web-Access to files. Con's: Proprietary software. 2GB limit (upgradable). Might be difficult to install on DICE.</text:span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7" draw:text-style-name="P14" draw:layer="layout" svg:width="25.199cm" svg:height="16.993cm" svg:x="1.4cm" svg:y="3.745cm" presentation:class="subtitle" presentation:user-transformed="true">
          <draw:text-box>
            <text:p text:style-name="P3"><text:span text:style-name="T16">Xmarks/LastPass</text:span></text:p>
            <text:p text:style-name="P3"><text:span text:style-name="T17">WebBrowser plugins to synchronise your bookmarks/logins across computers.</text:span></text:p>
            <text:p text:style-name="P3"><text:span text:style-name="T17"/></text:p>
            <text:p text:style-name="P3"><text:span text:style-name="T16">(Distributed) Version Control</text:span></text:p>
            <text:p text:style-name="P3"><text:span text:style-name="T17">To be covered. Services such as github and bitbucket offer space and excellent Uis. (Github repositories are public)</text:span></text:p>
            <text:p text:style-name="P3"><text:span text:style-name="T17"/></text:p>
            <text:p text:style-name="P3"><text:span text:style-name="T16">Rsync/Unison</text:span></text:p>
            <text:p text:style-name="P3"><text:span text:style-name="T17">Allow you to synchronise the changes in 2 directories on different machines. </text:span></text:p>
            <text:p text:style-name="P3"><text:span text:style-name="T16"/></text:p>
            <text:p text:style-name="P3"><text:span text:style-name="T16">Gmail</text:span></text:p>
            <text:p text:style-name="P3"><text:span text:style-name="T17">Can be configured to fetch your sms email, and send e-mails originating from your account. Accessible everywhere, v.fast searching, </text:span></text:p>
            <text:p text:style-name="P3"><text:span text:style-name="T17"/></text:p>
            <text:p text:style-name="P3"><text:span text:style-name="T1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</meta:initial-creator>
    <meta:creation-date>2010-11-22T10:20:46</meta:creation-date>
    <meta:editing-duration>PT04H25M35S</meta:editing-duration>
    <meta:editing-cycles>33</meta:editing-cycles>
    <dc:date>2010-11-29T14:06:12</dc:date>
    <dc:creator>michael </dc:creator>
    <meta:generator>OpenOffice.org/3.2$Linux OpenOffice.org_project/320m19$Build-9505</meta:generator>
    <meta:document-statistic meta:object-count="92"/>
  </office:meta>
</office:document-meta>
</file>